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1" style:family="table-row">
      <style:table-row-properties style:min-row-height="24.342cm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Preformatted_20_Text">
      <style:text-properties fo:color="#000000" style:font-name="Bitstream Vera Sans Mono" fo:font-size="10pt" style:font-size-asian="10pt" style:font-size-complex="10pt"/>
    </style:style>
    <style:style style:name="P2" style:family="paragraph" style:parent-style-name="Preformatted_20_Text">
      <style:text-properties fo:font-variant="normal" fo:text-transform="none" fo:color="#000000" style:font-name="Bitstream Vera Sans Mono" fo:font-size="10pt" fo:background-color="#ffffff" style:font-size-asian="10pt" style:font-size-complex="10pt"/>
    </style:style>
    <style:style style:name="P3" style:family="paragraph" style:parent-style-name="Preformatted_20_Text">
      <style:text-properties fo:font-variant="normal" fo:text-transform="none" fo:color="#000000" style:font-name="Bitstream Vera Sans Mono" fo:font-size="10pt" fo:font-style="normal" fo:background-color="#ffffff" style:font-size-asian="10pt" style:font-size-complex="10pt"/>
    </style:style>
    <style:style style:name="P4" style:family="paragraph" style:parent-style-name="Preformatted_20_Text">
      <style:text-properties fo:color="#000000" style:font-name="Bitstream Vera Sans Mono" fo:font-size="10pt" fo:font-style="italic" style:font-size-asian="10pt" style:font-size-complex="10pt"/>
    </style:style>
    <style:style style:name="P5" style:family="paragraph" style:parent-style-name="Preformatted_20_Text">
      <style:paragraph-properties fo:margin-top="0cm" fo:margin-bottom="0.499cm"/>
      <style:text-properties fo:color="#000000" style:font-name="Bitstream Vera Sans Mono" fo:font-size="10pt" style:font-size-asian="10pt" style:font-size-complex="10pt"/>
    </style:style>
    <style:style style:name="P6" style:family="paragraph" style:parent-style-name="Preformatted_20_Text">
      <style:text-properties fo:color="#000000" style:font-name="Bitstream Vera Sans Mono" fo:font-size="10pt" style:font-name-asian="Courier New" style:font-size-asian="10pt" style:font-name-complex="Courier New" style:font-size-complex="10pt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variant="normal" fo:text-transform="none" fo:font-style="normal"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<text:s/>1: </text:span>#include &lt;stdio<text:span text:style-name="T2">.</text:span>h&gt;</text:p>
            <text:p text:style-name="P1"><text:span text:style-name="T1"><text:s/>2: </text:span>#include &lt;stdlib<text:span text:style-name="T2">.</text:span>h&gt;</text:p>
            <text:p text:style-name="P1"><text:span text:style-name="T1"><text:s/>3: </text:span>#include &lt;math<text:span text:style-name="T2">.</text:span>h&gt;</text:p>
            <text:p text:style-name="P1"><text:span text:style-name="T1"><text:s/>4: </text:span>#include "io.h"</text:p>
            <text:p text:style-name="P1"><text:span text:style-name="T1"><text:s/>5: </text:span>#include "logic.h"</text:p>
            <text:p text:style-name="P2"><text:s/>6: </text:p>
            <text:p text:style-name="P1"><text:span text:style-name="T1"><text:s/>7: </text:span><text:span text:style-name="T2">int</text:span> contador<text:span text:style-name="T2">;</text:span></text:p>
            <text:p text:style-name="P2"><text:s/>8: </text:p>
            <text:p text:style-name="P1"><text:span text:style-name="T1"><text:s/>9: </text:span><text:span text:style-name="T3">/*</text:span></text:p>
            <text:p text:style-name="P3">10: </text:p>
            <text:p text:style-name="P4"><text:span text:style-name="T4">11: </text:span><text:s/>Para assegurar portabilidade todos os valores sao definidos com</text:p>
            <text:p text:style-name="P4"><text:span text:style-name="T4">12: </text:span><text:s text:c="4"/>base no numero de linhas/colunas definido em uma constante</text:p>
            <text:p text:style-name="P3">13: </text:p>
            <text:p text:style-name="P4"><text:span text:style-name="T4">14: </text:span>*/</text:p>
            <text:p text:style-name="P3">15: </text:p>
            <text:p text:style-name="P1"><text:span text:style-name="T1">16: </text:span><text:span text:style-name="T2">const</text:span> <text:span text:style-name="T2">int</text:span> ROWS = 9<text:span text:style-name="T2">;</text:span></text:p>
            <text:p text:style-name="P1"><text:span text:style-name="T1">17: </text:span><text:span text:style-name="T2">const</text:span> <text:span text:style-name="T2">int</text:span> TABS = 81<text:span text:style-name="T2">;</text:span></text:p>
            <text:p text:style-name="P1"><text:span text:style-name="T1">18: </text:span><text:span text:style-name="T2">const</text:span> <text:span text:style-name="T2">int</text:span> MINI = 3<text:span text:style-name="T2">;</text:span></text:p>
            <text:p text:style-name="P3">19: </text:p>
            <text:p text:style-name="P1"><text:span text:style-name="T1">20: </text:span><text:span text:style-name="T2">int</text:span> main <text:span text:style-name="T2">(void)</text:span> <text:span text:style-name="T2">{</text:span></text:p>
            <text:p text:style-name="P3">21: </text:p>
            <text:p text:style-name="P1"><text:span text:style-name="T1">22: </text:span><text:s text:c="4"/><text:span text:style-name="T2">int</text:span> start<text:span text:style-name="T2">;</text:span></text:p>
            <text:p text:style-name="P3">23: </text:p>
            <text:p text:style-name="P1"><text:span text:style-name="T1">24: </text:span><text:s text:c="4"/><text:span text:style-name="T2">int</text:span> *matriz = malloc <text:span text:style-name="T2">(</text:span>TABS * sizeof <text:span text:style-name="T2">(int));</text:span></text:p>
            <text:p text:style-name="P1"><text:span text:style-name="T1">25: </text:span><text:s text:c="4"/>contador = 0<text:span text:style-name="T2">;</text:span></text:p>
            <text:p text:style-name="P3">26: </text:p>
            <text:p text:style-name="P1"><text:span text:style-name="T1">27: </text:span><text:s text:c="4"/>entrada<text:span text:style-name="T2">(</text:span>matriz<text:span text:style-name="T2">);</text:span></text:p>
            <text:p text:style-name="P3">28: </text:p>
            <text:p text:style-name="P1"><text:span text:style-name="T1">29: </text:span><text:s text:c="4"/><text:span text:style-name="T3">/* Encontra a primeira casa vazia <text:s/>*/</text:span></text:p>
            <text:p text:style-name="P1"><text:span text:style-name="T1">30: </text:span><text:s text:c="4"/></text:p>
            <text:p text:style-name="P1"><text:span text:style-name="T1">31: </text:span><text:s text:c="4"/>start = findNextZero<text:span text:style-name="T2">(</text:span>matriz<text:span text:style-name="T2">,</text:span> 0<text:span text:style-name="T2">);</text:span></text:p>
            <text:p text:style-name="P3">32: </text:p>
            <text:p text:style-name="P1"><text:span text:style-name="T1">33: </text:span><text:s text:c="4"/><text:span text:style-name="T2">if</text:span> <text:span text:style-name="T2">(</text:span>999==start<text:span text:style-name="T2">)</text:span> <text:span text:style-name="T2">{</text:span></text:p>
            <text:p text:style-name="P1"><text:span text:style-name="T1">34: </text:span><text:s text:c="12"/>printf <text:span text:style-name="T2">(</text:span>"\nSudoku ja completo\n"<text:span text:style-name="T2">);</text:span></text:p>
            <text:p text:style-name="P1"><text:span text:style-name="T1">35: </text:span><text:s text:c="12"/><text:span text:style-name="T2">return</text:span> 0<text:span text:style-name="T2">;</text:span></text:p>
            <text:p text:style-name="P1"><text:span text:style-name="T1">36: </text:span><text:s text:c="4"/><text:span text:style-name="T2">}</text:span></text:p>
            <text:p text:style-name="P3">37: </text:p>
            <text:p text:style-name="P1"><text:span text:style-name="T1">38: </text:span><text:s text:c="4"/><text:span text:style-name="T3">/* Chama recursivamente o metodo q resolve o jogo <text:s/>*/</text:span></text:p>
            <text:p text:style-name="P1"><text:span text:style-name="T1">39: </text:span><text:s text:c="4"/><text:span text:style-name="T2">if</text:span> <text:span text:style-name="T2">(</text:span>~solveRec<text:span text:style-name="T2">(</text:span>matriz<text:span text:style-name="T2">,</text:span> start<text:span text:style-name="T2">)){</text:span></text:p>
            <text:p text:style-name="P1"><text:span text:style-name="T1">40: </text:span><text:s text:c="12"/>saidaSemFormato<text:span text:style-name="T2">(</text:span>matriz<text:span text:style-name="T2">);</text:span></text:p>
            <text:p text:style-name="P1"><text:span text:style-name="T1">41: </text:span><text:s text:c="12"/>printf <text:span text:style-name="T2">(</text:span>"\n\n%d tentativas\n"<text:span text:style-name="T2">,</text:span> contador<text:span text:style-name="T2">);</text:span></text:p>
            <text:p text:style-name="P1"><text:span text:style-name="T1">42: </text:span><text:s text:c="12"/><text:span text:style-name="T2">return</text:span> 0<text:span text:style-name="T2">;</text:span></text:p>
            <text:p text:style-name="P1"><text:span text:style-name="T1">43: </text:span><text:s text:c="4"/><text:span text:style-name="T2">}</text:span></text:p>
            <text:p text:style-name="P1"><text:span text:style-name="T1">44: </text:span><text:s text:c="4"/>printf <text:span text:style-name="T2">(</text:span>"\n\n%d tentativas\n"<text:span text:style-name="T2">,</text:span> contador<text:span text:style-name="T2">);</text:span></text:p>
            <text:p text:style-name="P1"><text:span text:style-name="T1">45: </text:span><text:s text:c="4"/>printf <text:span text:style-name="T2">(</text:span>"\nSolucao Impossivel\n"<text:span text:style-name="T2">);</text:span></text:p>
            <text:p text:style-name="P3">46: </text:p>
            <text:p text:style-name="P1"><text:span text:style-name="T1">47: </text:span><text:s text:c="4"/><text:span text:style-name="T2">return</text:span> 0<text:span text:style-name="T2">;</text:span></text:p>
            <text:p text:style-name="P5"><text:span text:style-name="T1">48: </text:span><text:span text:style-name="T2">}</text:span></text:p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Bitstream Vera Sans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text:title>Trabalho Prático I - AEDSIII</text:title><text:tab/><text:tab/><text:subject>Anexo 1 - main.c</text:subj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Trabalho Prático I - AEDSIII</dc:title>
    <dc:subject>Anexo 1 - main.c</dc:subject>
    <meta:initial-creator>Gustavo Campos</meta:initial-creator>
    <meta:creation-date>2006-10-11T01:29:33</meta:creation-date>
    <dc:creator>Gustavo Campos</dc:creator>
    <dc:date>2006-10-11T01:45:30</dc:date>
    <dc:language>en-US</dc:language>
    <meta:editing-cycles>8</meta:editing-cycles>
    <meta:editing-duration>PT9M2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9" meta:word-count="161" meta:character-count="1076"/>
  </office:meta>
</office:document-meta>
</file>